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23-03-0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22-03-0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20-12-2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20-01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9-01-2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7-12-1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7-02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5-12-22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1088" calcext:value-type="float">
            <text:p>106.2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4-12-1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4-02-0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3-01-2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2-01-1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1-01-1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10-01-1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8-02-2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7-01-1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6-01-0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5-01-21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4-03-0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3-02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2-02-1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1-01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2000-02-0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56095304102</text:p>
          </table:table-cell>
          <table:table-cell office:value-type="string" calcext:value-type="string">
            <text:p>197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